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stDp3 – Differential Privacy 3</text:p>
      <text:p text:style-name="P1">Code Guide</text:p>
      <text:p text:style-name="P2">John Gardner (gardn999)</text:p>
      <text:p text:style-name="P2">jmg@john-gardner.net</text:p>
      <text:p text:style-name="P3"/>
      <text:p text:style-name="P5"/>
      <text:p text:style-name="P4">Pre-processing:<text:span text:style-name="T1"> </text:span></text:p>
      <text:p text:style-name="P5"/>
      <text:p text:style-name="P5">Field.java defines a Field object with basic information about the field such as name, type, maxval and valid values.</text:p>
      <text:p text:style-name="P5"/>
      <text:p text:style-name="P5">in Main.java...)</text:p>
      <text:p text:style-name="P5"/>
      <text:p text:style-name="P5">Line 9) This is the Laplace function used for adding noise.</text:p>
      <text:p text:style-name="P5"/>
      <text:p text:style-name="P5">Line 14) readSpecInfo returns a map of field name to Field object with information about the field.</text:p>
      <text:p text:style-name="P5"><text:s text:c="2"/>Lines 21 – 50) Using the specs file, add all fields to the map and set Field name, type and maxval.</text:p>
      <text:p text:style-name="P5"><text:s text:c="2"/>Lines 53 – 57) Adds valid values to the Field object using codebook.cbk.</text:p>
      <text:p text:style-name="P5"><text:s text:c="2"/>Lines 70 – 75) Makes sure maxval is included as a valid value.</text:p>
      <text:p text:style-name="P5"/>
      <text:p text:style-name="P5">Line 80) runCommandLine: method to accept command line arguments and run the solution</text:p>
      <text:p text:style-name="P5"><text:s text:c="2"/>Lines 83 - 95) Generates output for epsilon = 8.0, 1.0 and 0.3</text:p>
      <text:p text:style-name="P5"><text:s text:c="2"/>Lines 99 – 107) Generates output for a single epsilon. Saves output to args[2] using epsilon = args[3]</text:p>
      <text:p text:style-name="P5"/>
      <text:p text:style-name="P5">in Solution.java...)</text:p>
      <text:p text:style-name="P5"/>
      <text:p text:style-name="P5">Line 23) Begin running the solution.</text:p>
      <text:p text:style-name="P5"/>
      <text:p text:style-name="P5">Line 32) Initialize random number generator to use a different seed each time.</text:p>
      <text:p text:style-name="P5"/>
      <text:p text:style-name="P5">Lines 42-46) Read the input data set header and create a map of field name to data column.</text:p>
      <text:p text:style-name="P5"/>
      <text:p text:style-name="P5">Line 53) Add each data line to the data list.</text:p>
      <text:p text:style-name="P5"/>
      <text:p text:style-name="P5">Lines 61 – 84) This is where the distinct values for the 5 state-dependent fields are determined. <text:s/>The valid values in the corresponding Field objects are updated. <text:s/>This is skipped if boolean findDistinctStateValues is set to false.</text:p>
      <text:p text:style-name="P5"/>
      <text:p text:style-name="P5">Lines 86 – 123) Set valid values for several fields not included in the codebook.</text:p>
      <text:p text:style-name="P5">SUPDIST) 10 to 630 in steps of 10</text:p>
      <text:p text:style-name="P5">MIGSEA5) 1 to 502, 990, 991, 997</text:p>
      <text:p text:style-name="P5">INCWAGE) 0 to 5000, 999998</text:p>
      <text:p text:style-name="P5">VALUEH) 0 to 30000, 9999998, 9999999</text:p>
      <text:p text:style-name="P5">EDSCOR50) 0 to 1000, 9999</text:p>
      <text:p text:style-name="P5">MIGMET5) 0 to 9600 in steps of 20, 9999</text:p>
      <text:p text:style-name="P5">MIGCOUNTY) 0 to 8000 in steps of 10, 9997, 9999</text:p>
      <text:p text:style-name="P5">NPBOSS50) 0 to 1000, 9999</text:p>
      <text:p text:style-name="P5">IND) 0 to 231, 995, 998, 999</text:p>
      <text:p text:style-name="P5"><text:soft-page-break/></text:p>
      <text:p text:style-name="P5">Lines 126 – 136) <text:s/>The number of bins for each field is either the number of valid values defined in the Field object or maxval+1 if undefined.</text:p>
      <text:p text:style-name="P5"/>
      <text:p text:style-name="P5">Lines 140 to 168) Define field groups for highly correlated fields using the field names as parameters. <text:s/></text:p>
      <text:p text:style-name="P5"/>
      <text:p text:style-name="P5">Lines 232 - 258) Each call to addGroup adds a FieldGroup object to the fieldGroups list. <text:s/>The fields corresponding to the names in the parameter list are added if they exist.</text:p>
      <text:p text:style-name="P5"/>
      <text:p text:style-name="P5">Lines 261 - 320) FieldGroup class is defined. <text:s/>It includes a list of the columns of the fields in the group and a counting histogram named counts. <text:s/>The number of bins in counts is the product of the number of bins in each field in the FieldGroup. <text:s/></text:p>
      <text:p text:style-name="P5"/>
      <text:p text:style-name="P5">Lines 172 – 172) Any fields not already in a group are placed in a group by themselves.</text:p>
      <text:p text:style-name="P5"/>
      <text:p text:style-name="P5">Lines 177 - 181) Fill the counts histograms using the input data. For each data row, one bin is incremented in the counts array for every FieldGroup.</text:p>
      <text:p text:style-name="P5"/>
      <text:p text:style-name="P5">Lines 273 - 279) FieldGroup add method increments the correct bin.</text:p>
      <text:p text:style-name="P3"/>
      <text:p text:style-name="P4">Privatization: </text:p>
      <text:p text:style-name="P5"/>
      <text:p text:style-name="P5">Line 192) For each group, FieldGroup.privatize(scale) is called using scale = nGroups/epsilon.</text:p>
      <text:p text:style-name="P5"/>
      <text:p text:style-name="P5">Lines 287 – 289) Laplacian noise is added to every bin.</text:p>
      <text:p text:style-name="P3"/>
      <text:p text:style-name="P4">Post-processing:<text:span text:style-name="T1"> </text:span></text:p>
      <text:p text:style-name="P5"/>
      <text:p text:style-name="P5">Line 286) For each FieldGroup, define a noise threshold proportional to scale * log10(number of bins). <text:s/>This will result in a large threshold if there are lots of bins to prevent noisy bins from overwhelming the true counts.</text:p>
      <text:p text:style-name="P5"/>
      <text:p text:style-name="P5">Line 290) If bin counts after adding noise is less than the threshold, set to 0. <text:s/>Otherwise, round bin counts to the nearest integer.</text:p>
      <text:p text:style-name="P5"/>
      <text:p text:style-name="P5">Line 291) To prepare for the synthetic data generation step, add bin counts from the previous bin.</text:p>
      <text:p text:style-name="P5"/>
      <text:p text:style-name="P5">Line 204) This is the start of the loop to generate 800,000 rows of synthetic data using counts weighted random bin values.</text:p>
      <text:p text:style-name="P5"/>
      <text:p text:style-name="P5">Lines 207 - 212) For each FieldGroup, get random values for the fields in the group and and fill the colValues array with these values.</text:p>
      <text:p text:style-name="P5"/>
      <text:p text:style-name="P5">Lines 297 - 320) Get random values for each field in the FieldGroup.</text:p>
      <text:p text:style-name="P5"/>
      <text:p text:style-name="P5">Lines 215 - 217) Use colValues array to create a row of synthetic data.</text:p>
      <text:p text:style-name="P5"/>
      <text:p text:style-name="P5">Line 226) Write the row to the output fil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Gardner</meta:initial-creator>
    <meta:creation-date>2019-01-21T13:41:44.25</meta:creation-date>
    <dc:date>2019-04-30T22:18:19.31</dc:date>
    <dc:creator>John Gardner</dc:creator>
    <meta:editing-duration>PT7H40M38S</meta:editing-duration>
    <meta:editing-cycles>32</meta:editing-cycles>
    <meta:generator>OpenOffice/4.1.6$Win32 OpenOffice.org_project/416m1$Build-9790</meta:generator>
    <meta:document-statistic meta:table-count="0" meta:image-count="0" meta:object-count="0" meta:page-count="2" meta:paragraph-count="50" meta:word-count="680" meta:character-count="3804"/>
  </office:meta>
</office:document-meta>
</file>